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4"/>
    <style:style style:name="ce39" style:family="table-cell" style:parent-style-name="Default" style:data-style-name="N4">
      <style:table-cell-properties style:rotation-align="none"/>
    </style:style>
    <style:style style:name="ce40" style:family="table-cell" style:parent-style-name="Default" style:data-style-name="N2"/>
    <style:style style:name="ce41" style:family="table-cell" style:parent-style-name="Default" style:data-style-name="N130">
      <style:table-cell-properties style:rotation-align="none"/>
    </style:style>
    <style:style style:name="ce42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30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3">
      <style:table-cell-properties fo:background-color="transparent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48" table:default-cell-style-name="ce3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5"/>
        <table:table-column table:style-name="co55" table:default-cell-style-name="ce52"/>
        <table:table-column table:style-name="co56" table:default-cell-style-name="ce52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8 AM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6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Y3])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Y4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Y5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6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Y6]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6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Y7])"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39" table:formula="of:=AVERAGE([.D10];[.F10];[.H10])" office:value-type="float" office:value="2.93333333333333" calcext:value-type="float">
            <text:p>2.93</text:p>
          </table:table-cell>
          <table:table-cell table:style-name="ce41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7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Y10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9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Y1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9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6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Y12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39" table:formula="of:=AVERAGE([.D13];[.F13];[.H13])" office:value-type="float" office:value="3.73333333333333" calcext:value-type="float">
            <text:p>3.73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1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7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Y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39" table:formula="of:=AVERAGE([.D14];[.F14];[.H14])" office:value-type="float" office:value="3.6" calcext:value-type="float">
            <text:p>3.60</text:p>
          </table:table-cell>
          <table:table-cell table:style-name="ce41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7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Y14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39" table:formula="of:=AVERAGE([.D15];[.F15];[.H15])" office:value-type="float" office:value="4.13333333333333" calcext:value-type="float">
            <text:p>4.13</text:p>
          </table:table-cell>
          <table:table-cell table:style-name="ce41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1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7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Y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2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Y1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2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Y19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2" office:value-type="float" office:value="2" calcext:value-type="float">
            <text:p>2.0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Y20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5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Y21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5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Y22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Y25])" office:value-type="float" office:value="52.5" calcext:value-type="float">
            <text:p>52.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Y26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3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3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3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Y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Y28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6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Y29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4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0" table:formula="of:=AVERAGE([.D32];[.F32];[.H32])" office:value-type="float" office:value="4" calcext:value-type="float">
            <text:p>4.00</text:p>
          </table:table-cell>
          <table:table-cell table:style-name="ce42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2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5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Y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0" table:formula="of:=AVERAGE([.D33];[.F33];[.H33])" office:value-type="float" office:value="4.03333333333333" calcext:value-type="float">
            <text:p>4.03</text:p>
          </table:table-cell>
          <table:table-cell table:style-name="ce42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Y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table:formula="of:=AVERAGE([.D34];[.F34];[.H34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2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5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Y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2:26:55.825492539</dc:date>
    <meta:editing-duration>P15DT19H42M48S</meta:editing-duration>
    <meta:editing-cycles>261</meta:editing-cycles>
    <meta:generator>LibreOffice/5.1.6.2$Linux_X86_64 LibreOffice_project/10m0$Build-2</meta:generator>
    <meta:document-statistic meta:table-count="5" meta:cell-count="4614" meta:object-count="0"/>
  </office:meta>
</office:document-meta>
</file>